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E61CCDADBE8CD40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08cm, 4.919cm, 15.93cm, 7.47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297cm" svg:height="18.9cm" svg:x="1.092cm" svg:y="3.091cm">
          <draw:image xlink:href="Pictures/10000000000005E8000007E0E61CCDADBE8CD40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1T16:46:04.311687503</dc:date>
    <meta:editing-duration>PT3M39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